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792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2.02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69cm"/>
    </style:style>
    <style:style style:name="co8" style:family="table-column">
      <style:table-column-properties fo:break-before="auto" style:column-width="3.392cm"/>
    </style:style>
    <style:style style:name="co9" style:family="table-column">
      <style:table-column-properties fo:break-before="auto" style:column-width="1.072cm"/>
    </style:style>
    <style:style style:name="co10" style:family="table-column">
      <style:table-column-properties fo:break-before="auto" style:column-width="1.545cm"/>
    </style:style>
    <style:style style:name="co11" style:family="table-column">
      <style:table-column-properties fo:break-before="auto" style:column-width="0.723cm"/>
    </style:style>
    <style:style style:name="co12" style:family="table-column">
      <style:table-column-properties fo:break-before="auto" style:column-width="0.947cm"/>
    </style:style>
    <style:style style:name="co13" style:family="table-column">
      <style:table-column-properties fo:break-before="auto" style:column-width="4.914cm"/>
    </style:style>
    <style:style style:name="co14" style:family="table-column">
      <style:table-column-properties fo:break-before="auto" style:column-width="4.616cm"/>
    </style:style>
    <style:style style:name="co15" style:family="table-column">
      <style:table-column-properties fo:break-before="auto" style:column-width="1.695cm"/>
    </style:style>
    <style:style style:name="co16" style:family="table-column">
      <style:table-column-properties fo:break-before="auto" style:column-width="1.496cm"/>
    </style:style>
    <style:style style:name="co17" style:family="table-column">
      <style:table-column-properties fo:break-before="auto" style:column-width="1.596cm"/>
    </style:style>
    <style:style style:name="co18" style:family="table-column">
      <style:table-column-properties fo:break-before="auto" style:column-width="1.7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15">
      <style:table-cell-properties style:text-align-source="fix" style:repeat-content="false" style:vertical-align="middle"/>
      <style:paragraph-properties fo:text-align="start" fo:margin-left="0cm"/>
    </style:style>
    <style:style style:name="ce48" style:family="table-cell" style:parent-style-name="Default" style:data-style-name="N115">
      <style:table-cell-properties style:text-align-source="fix" style:repeat-content="false" style:vertical-align="middle"/>
      <style:paragraph-properties fo:text-align="end" fo:margin-left="0cm"/>
    </style:style>
    <style:style style:name="ce49" style:family="table-cell" style:parent-style-name="Default" style:data-style-name="N36"/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1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cm"/>
    </style:style>
    <style:style style:name="ce53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cm"/>
    </style:style>
    <style:style style:name="ce54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117">
      <style:table-cell-properties style:text-align-source="fix" style:repeat-content="false" style:vertical-align="middle"/>
      <style:paragraph-properties fo:text-align="end" fo:margin-left="0cm"/>
    </style:style>
    <style:style style:name="ce56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" table:style-name="ta1">
        <table:table-column table:style-name="co1" table:default-cell-style-name="ce29"/>
        <table:table-column table:style-name="co2" table:default-cell-style-name="ce33"/>
        <table:table-column table:style-name="co3" table:default-cell-style-name="ce36"/>
        <table:table-column table:style-name="co4" table:default-cell-style-name="ce33"/>
        <table:table-column table:style-name="co5" table:default-cell-style-name="ce4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6376" table:default-cell-style-name="Default"/>
        <table:table-row table:style-name="ro1">
          <table:table-cell table:style-name="ce1" office:value-type="string" calcext:value-type="string">
            <text:p>Série</text:p>
          </table:table-cell>
          <table:table-cell table:style-name="ce1" office:value-type="string" calcext:value-type="string">
            <text:p>Nahráno?</text:p>
          </table:table-cell>
          <table:table-cell table:style-name="ce1" office:value-type="string" calcext:value-type="string">
            <text:p>Metadatováno?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Watched</text:p>
          </table:table-cell>
          <table:table-cell table:style-name="ce1"/>
          <table:table-cell table:style-name="ce1" office:value-type="string" calcext:value-type="string">
            <text:p>Priority Legend</text:p>
          </table:table-cell>
          <table:table-cell table:style-name="ce1" office:value-type="string" calcext:value-type="string">
            <text:p>Wathced Legend</text:p>
          </table:table-cell>
          <table:table-cell table:style-name="ce1" table:number-columns-repeated="16376"/>
        </table:table-row>
        <table:table-row table:style-name="ro1" table:visibility="filter">
          <table:table-cell office:value-type="string" calcext:value-type="string">
            <text:p>Mirai Nikki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– PTW soon</text:p>
          </table:table-cell>
          <table:table-cell office:value-type="string" calcext:value-type="string">
            <text:p>0 – Not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Tonikaku Kawaii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 – (Re)Watching</text:p>
          </table:table-cell>
          <table:table-cell office:value-type="string" calcext:value-type="string">
            <text:p>1 – Watched once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Ijiranaide, Nagatoro-san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 – Uploaded</text:p>
          </table:table-cell>
          <table:table-cell office:value-type="string" calcext:value-type="string">
            <text:p>2 – Jellyfin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DARLING in the FRANXX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 – PTW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oradora!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 – Completed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Golden Tim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Nichijou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 – Not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Tenki no Ko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– Watched once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Kimi no Na wa.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 – Jellyfin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Kotonoha no Niwa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Koe no Katachi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– PTW soon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lastic Memoreis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– (Re)Watching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oku dake ga Inai Machi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 – Uploaded</text:p>
          </table:table-cell>
          <table:table-cell office:value-type="string" calcext:value-type="string">
            <text:p>0 – Not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Ano Hi Mita Hana no Namae wo Bokutachi wa Mada Shiranai.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 – PTW</text:p>
          </table:table-cell>
          <table:table-cell office:value-type="string" calcext:value-type="string">
            <text:p>1 – Watched once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Shigatsu wa Kimi no Uso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 – Completed</text:p>
          </table:table-cell>
          <table:table-cell office:value-type="string" calcext:value-type="string">
            <text:p>2 – Jellyfin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Noragami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visibility="filter">
          <table:table-cell table:style-name="ce31" office:value-type="string" calcext:value-type="string">
            <text:p>Yuru Camp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Heya Camp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Higashi no Eden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 – Not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Neon Genesis Evangelion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– Watched once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Kimi ni Todok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– PTW soon</text:p>
          </table:table-cell>
          <table:table-cell office:value-type="string" calcext:value-type="string">
            <text:p>2 – Jellyfin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Seishun Buta Yarou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 – (Re)Watching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Iruzuku Sekai no Ashita kara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 – Uploaded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Komi-san wa, Commyushou desu.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 – PTW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Sakura-sou no Pet na Kanojo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 – Completed</text:p>
          </table:table-cell>
          <table:table-cell office:value-type="string" calcext:value-type="string">
            <text:p>0 – Not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Gakusen Toshi Asterisk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– Watched once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Hyouka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 – Jellyfin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Kawaii dake ja Nai, Shikimori-san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Shiroi Suna no Aquatop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Kyokou Suiri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Tejina-senpai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– PTW soon</text:p>
          </table:table-cell>
          <table:table-cell office:value-type="string" calcext:value-type="string">
            <text:p>0 – Not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Suzume no Tojimari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– (Re)Watching</text:p>
          </table:table-cell>
          <table:table-cell office:value-type="string" calcext:value-type="string">
            <text:p>1 – Watched once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RWBY: Hyousetsu Teikoku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 – Uploaded</text:p>
          </table:table-cell>
          <table:table-cell office:value-type="string" calcext:value-type="string">
            <text:p>2 – Jellyfin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Chainsaw Man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 – PTW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Aharen-san wa Hakarenai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 – Completed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Boku no Kokoro no Yabai Yatsu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Glitchtal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 – Not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Insid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– Watched once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Zohan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 – Jellyfin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Ali G Inolahous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visibility="filter">
          <table:table-cell table:style-name="ce30" office:value-type="string" calcext:value-type="string">
            <text:p>Hige wo Soru. Soshite Joshikousei wo Hirou.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– PTW soon</text:p>
          </table:table-cell>
          <table:table-cell table:number-columns-repeated="16377"/>
        </table:table-row>
        <table:table-row table:style-name="ro1" table:visibility="filter">
          <table:table-cell table:style-name="ce30" office:value-type="string" calcext:value-type="string">
            <text:p>Wotaku ni Koi wa Muzukasii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 – (Re)Watching</text:p>
          </table:table-cell>
          <table:table-cell table:number-columns-repeated="16377"/>
        </table:table-row>
        <table:table-row table:style-name="ro1" table:visibility="filter">
          <table:table-cell table:style-name="ce30" office:value-type="string" calcext:value-type="string">
            <text:p>Mini Dragon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 – Uploaded</text:p>
          </table:table-cell>
          <table:table-cell office:value-type="string" calcext:value-type="string">
            <text:p>0 – Not watched</text:p>
          </table:table-cell>
          <table:table-cell table:number-columns-repeated="16376"/>
        </table:table-row>
        <table:table-row table:style-name="ro1" table:visibility="filter">
          <table:table-cell table:style-name="ce31" office:value-type="string" calcext:value-type="string">
            <text:p>Araburu Kisetsu no Otome-domo yo.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 – PTW</text:p>
          </table:table-cell>
          <table:table-cell office:value-type="string" calcext:value-type="string">
            <text:p>1 – Watched once</text:p>
          </table:table-cell>
          <table:table-cell table:number-columns-repeated="16376"/>
        </table:table-row>
        <table:table-row table:style-name="ro1" table:visibility="filter">
          <table:table-cell table:style-name="ce31" office:value-type="string" calcext:value-type="string">
            <text:p>Sono Bisque Doll wa Koi wo Suru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 – Completed</text:p>
          </table:table-cell>
          <table:table-cell office:value-type="string" calcext:value-type="string">
            <text:p>2 – Jellyfin watched</text:p>
          </table:table-cell>
          <table:table-cell table:number-columns-repeated="16376"/>
        </table:table-row>
        <table:table-row table:style-name="ro1" table:visibility="filter">
          <table:table-cell table:style-name="ce31" office:value-type="string" calcext:value-type="string">
            <text:p>Gabriel DropOut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visibility="filter">
          <table:table-cell table:style-name="ce31" office:value-type="string" calcext:value-type="string">
            <text:p>Euphoria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visibility="filter">
          <table:table-cell table:style-name="ce31" office:value-type="string" calcext:value-type="string">
            <text:p>Otonari no Tenshin-sama ni Itsunomanika Dame Ningen ni Sareteita Ken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Goblin Slayer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 – Not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Kanojo, Okarishimasu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 – Watched once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Masamune-kun no Reveng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– PTW soon</text:p>
          </table:table-cell>
          <table:table-cell office:value-type="string" calcext:value-type="string">
            <text:p>2 – Jellyfin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Isekai wa Smartphone to Tomo ni.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 – (Re)Watching</text:p>
          </table:table-cell>
          <table:table-cell table:number-columns-repeated="16377"/>
        </table:table-row>
        <table:table-row table:style-name="ro1" table:visibility="filter">
          <table:table-cell table:style-name="ce31" office:value-type="string" calcext:value-type="string">
            <text:p>Mushoku Tensei: Iseaki Ittara Honki Dasu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 – Uploaded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Kobayashi-san Chi no Maid Dragon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 – PTW</text:p>
          </table:table-cell>
          <table:table-cell table:number-columns-repeated="16377"/>
        </table:table-row>
        <table:table-row table:style-name="ro1" table:visibility="filter">
          <table:table-cell table:style-name="ce31" office:value-type="string" calcext:value-type="string">
            <text:p>Isekai Quartet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 – Completed</text:p>
          </table:table-cell>
          <table:table-cell office:value-type="string" calcext:value-type="string">
            <text:p>0 – Not watched</text:p>
          </table:table-cell>
          <table:table-cell table:number-columns-repeated="16376"/>
        </table:table-row>
        <table:table-row table:style-name="ro1" table:visibility="filter">
          <table:table-cell table:style-name="ce31" office:value-type="string" calcext:value-type="string">
            <text:p>Deji Meets Girl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– Watched once</text:p>
          </table:table-cell>
          <table:table-cell table:number-columns-repeated="16376"/>
        </table:table-row>
        <table:table-row table:style-name="ro1" table:visibility="filter">
          <table:table-cell table:style-name="ce31" office:value-type="string" calcext:value-type="string">
            <text:p>Nazo no Kanojo X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 – Jellyfin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Shin no Nakama ja Nai to Yuusha no Party wo Oidasareta node, Henkyou de Slow Life suru Koto ni Shimashita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Tsuki to Laika to Nosferatau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Guilty Crown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Glamorous Heroes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– PTW soon</text:p>
          </table:table-cell>
          <table:table-cell office:value-type="string" calcext:value-type="string">
            <text:p>0 – Not watched</text:p>
          </table:table-cell>
          <table:table-cell table:number-columns-repeated="16376"/>
        </table:table-row>
        <table:table-row table:style-name="ro1" table:visibility="filter">
          <table:table-cell table:style-name="ce31" office:value-type="string" calcext:value-type="string">
            <text:p>Shoumetsu Toshi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– (Re)Watching</text:p>
          </table:table-cell>
          <table:table-cell office:value-type="string" calcext:value-type="string">
            <text:p>1 – Watched once</text:p>
          </table:table-cell>
          <table:table-cell table:number-columns-repeated="16376"/>
        </table:table-row>
        <table:table-row table:style-name="ro1" table:visibility="filter">
          <table:table-cell table:style-name="ce31" office:value-type="string" calcext:value-type="string">
            <text:p>Kakkou no Iinazuk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 – Uploaded</text:p>
          </table:table-cell>
          <table:table-cell office:value-type="string" calcext:value-type="string">
            <text:p>2 – Jellyfin watched</text:p>
          </table:table-cell>
          <table:table-cell table:number-columns-repeated="16376"/>
        </table:table-row>
        <table:table-row table:style-name="ro1" table:visibility="filter">
          <table:table-cell table:style-name="ce31" office:value-type="string" calcext:value-type="string">
            <text:p>Futoku no Guild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 – PTW</text:p>
          </table:table-cell>
          <table:table-cell table:number-columns-repeated="16377"/>
        </table:table-row>
        <table:table-row table:style-name="ro1" table:visibility="filter">
          <table:table-cell table:style-name="ce31" office:value-type="string" calcext:value-type="string">
            <text:p>Shikkakumon no Saikyou Kenja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 – Completed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Koukaku Kidoutai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Taishou Otome Otogibanashi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0 – Not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Imouto sae Ireba Ii.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– Watched once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Kaifuku Jutsushi no Yarinaoshi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 – Jellyfin watched</text:p>
          </table:table-cell>
          <table:table-cell table:number-columns-repeated="16376"/>
        </table:table-row>
        <table:table-row table:style-name="ro1" table:visibility="filter">
          <table:table-cell table:style-name="ce31" office:value-type="string" calcext:value-type="string">
            <text:p>Getsuyoubi no Tawawa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visibility="filter">
          <table:table-cell table:style-name="ce31" office:value-type="string" calcext:value-type="string">
            <text:p>Kaguya-sama wa Kokurasetai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– PTW soon</text:p>
          </table:table-cell>
          <table:table-cell table:number-columns-repeated="16377"/>
        </table:table-row>
        <table:table-row table:style-name="ro1" table:visibility="filter">
          <table:table-cell table:style-name="ce31" office:value-type="string" calcext:value-type="string">
            <text:p>Hinamatsuri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 – (Re)Watching</text:p>
          </table:table-cell>
          <table:table-cell table:number-columns-repeated="16377"/>
        </table:table-row>
        <table:table-row table:style-name="ro1">
          <table:table-cell table:style-name="ce31" office:value-type="string" calcext:value-type="string">
            <text:p>Kuromukuro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3 – Uploaded</text:p>
          </table:table-cell>
          <table:table-cell office:value-type="string" calcext:value-type="string">
            <text:p>0 – Not watched</text:p>
          </table:table-cell>
          <table:table-cell table:number-columns-repeated="16376"/>
        </table:table-row>
        <table:table-row table:style-name="ro1" table:visibility="filter">
          <table:table-cell table:style-name="ce31" office:value-type="string" calcext:value-type="string">
            <text:p>Fruits Basket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 – PTW</text:p>
          </table:table-cell>
          <table:table-cell office:value-type="string" calcext:value-type="string">
            <text:p>1 – Watched once</text:p>
          </table:table-cell>
          <table:table-cell table:number-columns-repeated="16376"/>
        </table:table-row>
        <table:table-row table:style-name="ro1" table:visibility="filter">
          <table:table-cell table:style-name="ce31" office:value-type="string" calcext:value-type="string">
            <text:p>Fumetsu no Anata 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 – Completed</text:p>
          </table:table-cell>
          <table:table-cell office:value-type="string" calcext:value-type="string">
            <text:p>2 – Jellyfin watched</text:p>
          </table:table-cell>
          <table:table-cell table:number-columns-repeated="16376"/>
        </table:table-row>
        <table:table-row table:style-name="ro1" table:visibility="filter">
          <table:table-cell table:style-name="ce31" office:value-type="string" calcext:value-type="string">
            <text:p>Isekai Meikyuu de Harem wo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visibility="filter">
          <table:table-cell table:style-name="ce31" office:value-type="string" calcext:value-type="string">
            <text:p>Si Ge Yongzh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visibility="filter">
          <table:table-cell table:style-name="ce31" office:value-type="string" calcext:value-type="string">
            <text:p>Cyberpunk: Edgerunners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The Amazing Digital Circus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 – Not watched</text:p>
          </table:table-cell>
          <table:table-cell table:number-columns-repeated="16376"/>
        </table:table-row>
        <table:table-row table:style-name="ro1" table:visibility="filter">
          <table:table-cell table:style-name="ce31" office:value-type="string" calcext:value-type="string">
            <text:p>Tomo-chan wa Onnanoko!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– Watched once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Valerian a Město Tisíce Planet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– PTW soon</text:p>
          </table:table-cell>
          <table:table-cell office:value-type="string" calcext:value-type="string">
            <text:p>2 – Jellyfin watched</text:p>
          </table:table-cell>
          <table:table-cell table:number-columns-repeated="16376"/>
        </table:table-row>
        <table:table-row table:style-name="ro1" table:visibility="filter">
          <table:table-cell table:style-name="ce31" office:value-type="string" calcext:value-type="string">
            <text:p>Slow Start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– (Re)Watching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ensei Kenja no Isekai Life: Dai-2 no Shokugyou wo Ete, Sekai Saikyou ni Narimashita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 – Uploaded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Pečený Sněhulák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 – PTW</text:p>
          </table:table-cell>
          <table:table-cell table:number-columns-repeated="16377"/>
        </table:table-row>
        <table:table-row table:style-name="ro1" table:visibility="filter">
          <table:table-cell table:style-name="ce31" office:value-type="string" calcext:value-type="string">
            <text:p>Animation vs. Minecraft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 – Completed</text:p>
          </table:table-cell>
          <table:table-cell office:value-type="string" calcext:value-type="string">
            <text:p>0 – Not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Kinsou no Vermeil: Gakeppuchi Majutsushi wa Saikyou no Yakusai to Mahou Sekai wo Tsukisusumu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 – Watched once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In The Begninging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 – Jellyfin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Sonic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Shylily's 3D Debut In A Nutshell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Shylily Reacts To 'Dumbest Fails Of The Week!'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 table:visibility="filter">
          <table:table-cell table:style-name="ce31" office:value-type="string" calcext:value-type="string">
            <text:p>Yumemiru Danshi wa Genjitsushugisha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– PTW soon</text:p>
          </table:table-cell>
          <table:table-cell office:value-type="string" calcext:value-type="string">
            <text:p>0 – Not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Horimiya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– (Re)Watching</text:p>
          </table:table-cell>
          <table:table-cell office:value-type="string" calcext:value-type="string">
            <text:p>1 – Watched once</text:p>
          </table:table-cell>
          <table:table-cell table:number-columns-repeated="16376"/>
        </table:table-row>
        <table:table-row table:style-name="ro1" table:visibility="filter">
          <table:table-cell table:style-name="ce31" office:value-type="string" calcext:value-type="string">
            <text:p>Dosanko Gal wa Namara Menkoi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 – Uploaded</text:p>
          </table:table-cell>
          <table:table-cell office:value-type="string" calcext:value-type="string">
            <text:p>2 – Jellyfin watched</text:p>
          </table:table-cell>
          <table:table-cell table:number-columns-repeated="16376"/>
        </table:table-row>
        <table:table-row table:style-name="ro1" table:visibility="filter">
          <table:table-cell table:style-name="ce31" office:value-type="string" calcext:value-type="string">
            <text:p>Urusei Yatsura (2022)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 – PTW</text:p>
          </table:table-cell>
          <table:table-cell table:number-columns-repeated="16377"/>
        </table:table-row>
        <table:table-row table:style-name="ro1" table:visibility="filter">
          <table:table-cell table:style-name="ce31" office:value-type="string" calcext:value-type="string">
            <text:p>Jahy-sama wa Kujikenai!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 – Completed</text:p>
          </table:table-cell>
          <table:table-cell table:number-columns-repeated="16377"/>
        </table:table-row>
        <table:table-row table:style-name="ro1" table:visibility="filter">
          <table:table-cell table:style-name="ce31" office:value-type="string" calcext:value-type="string">
            <text:p>Ningen Fushin no Boukensha-tachi ga Sekai wo Sukuu you desu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visibility="filter">
          <table:table-cell table:style-name="ce31" office:value-type="string" calcext:value-type="string">
            <text:p>Spy x Family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 – Not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Computer Chip Walking To Stayin' Alive Synced to Music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 – Watched once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he blåhaj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 – Jellyfin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MAISONdes feat. Minami, SAKURAmoti - aiu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 table:visibility="filter">
          <table:table-cell table:style-name="ce31" office:value-type="string" calcext:value-type="string">
            <text:p>asdfmovie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– PTW soon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The Origin of Shylily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 – (Re)Watching</text:p>
          </table:table-cell>
          <table:table-cell table:number-columns-repeated="16377"/>
        </table:table-row>
        <table:table-row table:style-name="ro1" table:visibility="filter">
          <table:table-cell table:style-name="ce31" office:value-type="string" calcext:value-type="string">
            <text:p>Ryza no Atelier: Tokoyami no Joou to Himitsu no Kakurega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 – Uploaded</text:p>
          </table:table-cell>
          <table:table-cell office:value-type="string" calcext:value-type="string">
            <text:p>0 – Not watched</text:p>
          </table:table-cell>
          <table:table-cell table:number-columns-repeated="16376"/>
        </table:table-row>
        <table:table-row table:style-name="ro1" table:visibility="filter">
          <table:table-cell table:style-name="ce31" office:value-type="string" calcext:value-type="string">
            <text:p>Tensei shitara Ken deshita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 – PTW</text:p>
          </table:table-cell>
          <table:table-cell office:value-type="string" calcext:value-type="string">
            <text:p>1 – Watched once</text:p>
          </table:table-cell>
          <table:table-cell table:number-columns-repeated="16376"/>
        </table:table-row>
        <table:table-row table:style-name="ro1" table:visibility="filter">
          <table:table-cell table:style-name="ce31" office:value-type="string" calcext:value-type="string">
            <text:p>Stopařův průvodce po galaxii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 – Completed</text:p>
          </table:table-cell>
          <table:table-cell office:value-type="string" calcext:value-type="string">
            <text:p>2 – Jellyfin watched</text:p>
          </table:table-cell>
          <table:table-cell table:number-columns-repeated="16376"/>
        </table:table-row>
        <table:table-row table:style-name="ro1" table:visibility="filter">
          <table:table-cell table:style-name="ce31" office:value-type="string" calcext:value-type="string">
            <text:p>Domestic Girlfriend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NieR:Automata ver1.1a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Tada-kun wa Koi wo Shinai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Tasogare Otome x Amnesia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 – Not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Doukyonin wa Hiza, Tokidoki, Atama no Ue.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– Watched once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Musaigen no Phantom World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– PTW soon</text:p>
          </table:table-cell>
          <table:table-cell office:value-type="string" calcext:value-type="string">
            <text:p>2 – Jellyfin watched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One Room, Hiatari Futsuu, Tenshi-tsuki.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 – (Re)Watching</text:p>
          </table:table-cell>
          <table:table-cell table:number-columns-repeated="16377"/>
        </table:table-row>
        <table:table-row table:style-name="ro1" table:visibility="filter">
          <table:table-cell office:value-type="string" calcext:value-type="string">
            <text:p>Osake wa Fuufu ni Natte kara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 – Uploaded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4 – PTW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5 – Completed</text:p>
          </table:table-cell>
          <table:table-cell office:value-type="string" calcext:value-type="string">
            <text:p>0 – Not watched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1 – Watched onc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2 – Jellyfin watched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1 – PTW soon</text:p>
          </table:table-cell>
          <table:table-cell office:value-type="string" calcext:value-type="string">
            <text:p>0 – Not watched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2 – (Re)Watching</text:p>
          </table:table-cell>
          <table:table-cell office:value-type="string" calcext:value-type="string">
            <text:p>1 – Watched once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3 – Uploaded</text:p>
          </table:table-cell>
          <table:table-cell office:value-type="string" calcext:value-type="string">
            <text:p>2 – Jellyfin watched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4 – PTW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5 – Completed</text:p>
          </table:table-cell>
          <table:table-cell table:number-columns-repeated="16377"/>
        </table:table-row>
        <table:table-row table:style-name="ro1" table:number-rows-repeated="10484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l" table:style-name="ta1">
        <table:table-column table:style-name="co6" table:default-cell-style-name="ce33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/>
          <table:table-cell table:style-name="ce46" office:value-type="string" calcext:value-type="string">
            <text:p>MAL</text:p>
          </table:table-cell>
          <table:table-cell table:style-name="ce46" office:value-type="string" calcext:value-type="string">
            <text:p>Jellyfin</text:p>
          </table:table-cell>
          <table:table-cell/>
        </table:table-row>
        <table:table-row table:style-name="ro1">
          <table:table-cell table:style-name="ce45" office:value-type="string" calcext:value-type="string">
            <text:p>Episode 1</text:p>
          </table:table-cell>
          <table:table-cell table:style-name="ce47"/>
          <table:table-cell table:style-name="ce48" table:formula="of:=[.B2]*2" office:value-type="float" office:value="0" calcext:value-type="float">
            <text:p>0,0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Episode 2</text:p>
          </table:table-cell>
          <table:table-cell table:style-name="ce47"/>
          <table:table-cell table:style-name="ce48" table:formula="of:=[.B3]*2" office:value-type="float" office:value="0" calcext:value-type="float">
            <text:p>0,0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Episode 3</text:p>
          </table:table-cell>
          <table:table-cell table:style-name="ce47"/>
          <table:table-cell table:style-name="ce48" table:formula="of:=[.B4]*2" office:value-type="float" office:value="0" calcext:value-type="float">
            <text:p>0,0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Episode 4</text:p>
          </table:table-cell>
          <table:table-cell table:style-name="ce47"/>
          <table:table-cell table:style-name="ce48" table:formula="of:=[.B5]*2" office:value-type="float" office:value="0" calcext:value-type="float">
            <text:p>0,0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Episode 5</text:p>
          </table:table-cell>
          <table:table-cell table:style-name="ce47"/>
          <table:table-cell table:style-name="ce48" table:formula="of:=[.B6]*2" office:value-type="float" office:value="0" calcext:value-type="float">
            <text:p>0,0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Episode 6</text:p>
          </table:table-cell>
          <table:table-cell table:style-name="ce47"/>
          <table:table-cell table:style-name="ce48" table:formula="of:=[.B7]*2" office:value-type="float" office:value="0" calcext:value-type="float">
            <text:p>0,0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Episode 7</text:p>
          </table:table-cell>
          <table:table-cell table:style-name="ce47"/>
          <table:table-cell table:style-name="ce48" table:formula="of:=[.B8]*2" office:value-type="float" office:value="0" calcext:value-type="float">
            <text:p>0,0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Episode 8</text:p>
          </table:table-cell>
          <table:table-cell table:style-name="ce47"/>
          <table:table-cell table:style-name="ce48" table:formula="of:=[.B9]*2" office:value-type="float" office:value="0" calcext:value-type="float">
            <text:p>0,0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Episode 9</text:p>
          </table:table-cell>
          <table:table-cell table:style-name="ce47"/>
          <table:table-cell table:style-name="ce48" table:formula="of:=[.B10]*2" office:value-type="float" office:value="0" calcext:value-type="float">
            <text:p>0,0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Episode 10</text:p>
          </table:table-cell>
          <table:table-cell table:style-name="ce47"/>
          <table:table-cell table:style-name="ce48" table:formula="of:=[.B11]*2" office:value-type="float" office:value="0" calcext:value-type="float">
            <text:p>0,0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Episode 11</text:p>
          </table:table-cell>
          <table:table-cell table:style-name="ce47"/>
          <table:table-cell table:style-name="ce48" table:formula="of:=[.B12]*2" office:value-type="float" office:value="0" calcext:value-type="float">
            <text:p>0,0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Episode 12</text:p>
          </table:table-cell>
          <table:table-cell table:style-name="ce47"/>
          <table:table-cell table:style-name="ce48" table:formula="of:=[.B13]*2" office:value-type="float" office:value="0" calcext:value-type="float">
            <text:p>0,0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Episode 13</text:p>
          </table:table-cell>
          <table:table-cell table:style-name="ce47"/>
          <table:table-cell table:style-name="ce48" table:formula="of:=[.B14]*2" office:value-type="float" office:value="0" calcext:value-type="float">
            <text:p>0,0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Episode 14</text:p>
          </table:table-cell>
          <table:table-cell table:style-name="ce47"/>
          <table:table-cell table:style-name="ce48" table:formula="of:=[.B15]*2" office:value-type="float" office:value="0" calcext:value-type="float">
            <text:p>0,0</text:p>
          </table:table-cell>
          <table:table-cell/>
        </table:table-row>
        <table:table-row table:style-name="ro1">
          <table:table-cell table:style-name="ce45" office:value-type="string" calcext:value-type="string">
            <text:p>Episode 15</text:p>
          </table:table-cell>
          <table:table-cell table:style-name="ce47"/>
          <table:table-cell table:style-name="ce48" table:formula="of:=[.B16]*2" office:value-type="float" office:value="0" calcext:value-type="float">
            <text:p>0,0</text:p>
          </table:table-cell>
          <table:table-cell/>
        </table:table-row>
        <table:table-row table:style-name="ro1">
          <table:table-cell table:style-name="ce45" office:value-type="string" calcext:value-type="string">
            <text:p>Episode 16</text:p>
          </table:table-cell>
          <table:table-cell table:style-name="ce47"/>
          <table:table-cell table:style-name="ce48" table:formula="of:=[.B17]*2" office:value-type="float" office:value="0" calcext:value-type="float">
            <text:p>0,0</text:p>
          </table:table-cell>
          <table:table-cell/>
        </table:table-row>
        <table:table-row table:style-name="ro1">
          <table:table-cell table:style-name="ce45" office:value-type="string" calcext:value-type="string">
            <text:p>Episode 17</text:p>
          </table:table-cell>
          <table:table-cell table:style-name="ce47"/>
          <table:table-cell table:style-name="ce48" table:formula="of:=[.B18]*2" office:value-type="float" office:value="0" calcext:value-type="float">
            <text:p>0,0</text:p>
          </table:table-cell>
          <table:table-cell/>
        </table:table-row>
        <table:table-row table:style-name="ro1">
          <table:table-cell table:style-name="ce45" office:value-type="string" calcext:value-type="string">
            <text:p>Episode 18</text:p>
          </table:table-cell>
          <table:table-cell table:style-name="ce47"/>
          <table:table-cell table:style-name="ce48" table:formula="of:=[.B19]*2" office:value-type="float" office:value="0" calcext:value-type="float">
            <text:p>0,0</text:p>
          </table:table-cell>
          <table:table-cell/>
        </table:table-row>
        <table:table-row table:style-name="ro1">
          <table:table-cell table:style-name="ce45" office:value-type="string" calcext:value-type="string">
            <text:p>Episode 19</text:p>
          </table:table-cell>
          <table:table-cell table:style-name="ce47"/>
          <table:table-cell table:style-name="ce48" table:formula="of:=[.B20]*2" office:value-type="float" office:value="0" calcext:value-type="float">
            <text:p>0,0</text:p>
          </table:table-cell>
          <table:table-cell/>
        </table:table-row>
        <table:table-row table:style-name="ro1">
          <table:table-cell table:style-name="ce45" office:value-type="string" calcext:value-type="string">
            <text:p>Episode 20</text:p>
          </table:table-cell>
          <table:table-cell table:style-name="ce47"/>
          <table:table-cell table:style-name="ce48" table:formula="of:=[.B21]*2" office:value-type="float" office:value="0" calcext:value-type="float">
            <text:p>0,0</text:p>
          </table:table-cell>
          <table:table-cell/>
        </table:table-row>
        <table:table-row table:style-name="ro1">
          <table:table-cell table:style-name="ce45" office:value-type="string" calcext:value-type="string">
            <text:p>Episode 21</text:p>
          </table:table-cell>
          <table:table-cell table:style-name="ce47"/>
          <table:table-cell table:style-name="ce48" table:formula="of:=[.B22]*2" office:value-type="float" office:value="0" calcext:value-type="float">
            <text:p>0,0</text:p>
          </table:table-cell>
          <table:table-cell/>
        </table:table-row>
        <table:table-row table:style-name="ro1">
          <table:table-cell table:style-name="ce45" office:value-type="string" calcext:value-type="string">
            <text:p>Episode 22</text:p>
          </table:table-cell>
          <table:table-cell table:style-name="ce47"/>
          <table:table-cell table:style-name="ce48" table:formula="of:=[.B23]*2" office:value-type="float" office:value="0" calcext:value-type="float">
            <text:p>0,0</text:p>
          </table:table-cell>
          <table:table-cell/>
        </table:table-row>
        <table:table-row table:style-name="ro1">
          <table:table-cell table:style-name="ce45" office:value-type="string" calcext:value-type="string">
            <text:p>Episode 23</text:p>
          </table:table-cell>
          <table:table-cell table:style-name="ce47"/>
          <table:table-cell table:style-name="ce48" table:formula="of:=[.B24]*2" office:value-type="float" office:value="0" calcext:value-type="float">
            <text:p>0,0</text:p>
          </table:table-cell>
          <table:table-cell/>
        </table:table-row>
        <table:table-row table:style-name="ro1">
          <table:table-cell table:style-name="ce45" office:value-type="string" calcext:value-type="string">
            <text:p>Episode 24</text:p>
          </table:table-cell>
          <table:table-cell table:style-name="ce47"/>
          <table:table-cell table:style-name="ce48" table:formula="of:=[.B25]*2" office:value-type="float" office:value="0" calcext:value-type="float">
            <text:p>0,0</text:p>
          </table:table-cell>
          <table:table-cell/>
        </table:table-row>
        <table:table-row table:style-name="ro1">
          <table:table-cell table:style-name="ce45" office:value-type="string" calcext:value-type="string">
            <text:p>Episode 25</text:p>
          </table:table-cell>
          <table:table-cell table:style-name="ce47"/>
          <table:table-cell table:style-name="ce48" table:formula="of:=[.B26]*2" office:value-type="float" office:value="0" calcext:value-type="float">
            <text:p>0,0</text:p>
          </table:table-cell>
          <table:table-cell/>
        </table:table-row>
        <table:table-row table:style-name="ro1">
          <table:table-cell table:style-name="ce45" office:value-type="string" calcext:value-type="string">
            <text:p>Episode 26</text:p>
          </table:table-cell>
          <table:table-cell table:style-name="ce47"/>
          <table:table-cell table:style-name="ce48" table:formula="of:=[.B27]*2" office:value-type="float" office:value="0" calcext:value-type="float">
            <text:p>0,0</text:p>
          </table:table-cell>
          <table:table-cell/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roc" table:style-name="ta1">
        <table:table-column table:style-name="co11" table:default-cell-style-name="ce15"/>
        <table:table-column table:style-name="co12" table:default-cell-style-name="ce33"/>
        <table:table-column table:style-name="co13" table:default-cell-style-name="ce33"/>
        <table:table-column table:style-name="co6" table:number-columns-repeated="2" table:default-cell-style-name="ce33"/>
        <table:table-column table:style-name="co6" table:number-columns-repeated="2" table:default-cell-style-name="ce52"/>
        <table:table-column table:style-name="co6" table:default-cell-style-name="ce55"/>
        <table:table-column table:style-name="co6" table:number-columns-repeated="16376" table:default-cell-style-name="Default"/>
        <table:table-row table:style-name="ro1">
          <table:table-cell table:style-name="ce45" office:value-type="string" calcext:value-type="string">
            <text:p>S#</text:p>
          </table:table-cell>
          <table:table-cell table:style-name="ce45" office:value-type="string" calcext:value-type="string">
            <text:p>EP#</text:p>
          </table:table-cell>
          <table:table-cell table:style-name="ce45" office:value-type="string" calcext:value-type="string">
            <text:p>EP</text:p>
          </table:table-cell>
          <table:table-cell table:style-name="ce45" office:value-type="string" calcext:value-type="string">
            <text:p>YTL</text:p>
          </table:table-cell>
          <table:table-cell table:style-name="ce45" office:value-type="string" calcext:value-type="string">
            <text:p>YTD</text:p>
          </table:table-cell>
          <table:table-cell table:style-name="ce51" office:value-type="string" calcext:value-type="string">
            <text:p>Rat</text:p>
          </table:table-cell>
          <table:table-cell table:style-name="ce51" office:value-type="string" calcext:value-type="string">
            <text:p>Avrg</text:p>
          </table:table-cell>
          <table:table-cell table:style-name="ce54" office:value-type="string" calcext:value-type="string">
            <text:p>Ser</text:p>
          </table:table-cell>
          <table:table-cell table:style-name="ce45" table:number-columns-repeated="16376"/>
        </table:table-row>
        <table:table-row table:style-name="ro1">
          <table:table-cell office:value-type="float" office:value="0" calcext:value-type="float" table:number-columns-spanned="1" table:number-rows-spanned="4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dfmovie2: deleted scenes</text:p>
          </table:table-cell>
          <table:table-cell office:value-type="float" office:value="166367" calcext:value-type="float">
            <text:p>166367</text:p>
          </table:table-cell>
          <table:table-cell office:value-type="float" office:value="2638" calcext:value-type="float">
            <text:p>2638</text:p>
          </table:table-cell>
          <table:table-cell table:formula="of:=([.D2]/([.D2]+[.E2]))*10" office:value-type="float" office:value="9.8439099434928" calcext:value-type="float">
            <text:p>9,84391</text:p>
          </table:table-cell>
          <table:table-cell table:style-name="ce18" table:formula="of:=AVERAGE([.F2:.F5])" office:value-type="float" office:value="9.8528925862456" calcext:value-type="float" table:number-columns-spanned="1" table:number-rows-spanned="4">
            <text:p>9,852893</text:p>
          </table:table-cell>
          <table:table-cell table:formula="of:=AVERAGE([.F2:.F19])" office:value-type="float" office:value="9.83187163171248" calcext:value-type="float" table:number-columns-spanned="1" table:number-rows-spanned="18">
            <text:p>9,831872</text:p>
          </table:table-cell>
          <table:table-cell table:number-columns-repeated="16376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sdfmite</text:p>
          </table:table-cell>
          <table:table-cell office:value-type="float" office:value="203230" calcext:value-type="float">
            <text:p>203230</text:p>
          </table:table-cell>
          <table:table-cell office:value-type="float" office:value="4904" calcext:value-type="float">
            <text:p>4904</text:p>
          </table:table-cell>
          <table:table-cell table:formula="of:=([.D3]/([.D3]+[.E3]))*10" office:value-type="float" office:value="9.76438256123459" calcext:value-type="float">
            <text:p>9,76438</text:p>
          </table:table-cell>
          <table:covered-table-cell table:style-name="ce53"/>
          <table:covered-table-cell/>
          <table:table-cell table:number-columns-repeated="16376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sdfmovie: deleted scenes</text:p>
          </table:table-cell>
          <table:table-cell office:value-type="float" office:value="423628" calcext:value-type="float">
            <text:p>423628</text:p>
          </table:table-cell>
          <table:table-cell office:value-type="float" office:value="4968" calcext:value-type="float">
            <text:p>4968</text:p>
          </table:table-cell>
          <table:table-cell table:formula="of:=([.D4]/([.D4]+[.E4]))*10" office:value-type="float" office:value="9.88408664569898" calcext:value-type="float">
            <text:p>9,88409</text:p>
          </table:table-cell>
          <table:covered-table-cell table:style-name="ce53"/>
          <table:covered-table-cell/>
          <table:table-cell table:number-columns-repeated="16376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asdfmovie12: deleted scenes</text:p>
          </table:table-cell>
          <table:table-cell office:value-type="float" office:value="193575" calcext:value-type="float">
            <text:p>193575</text:p>
          </table:table-cell>
          <table:table-cell office:value-type="float" office:value="1577" calcext:value-type="float">
            <text:p>1577</text:p>
          </table:table-cell>
          <table:table-cell table:formula="of:=([.D5]/([.D5]+[.E5]))*10" office:value-type="float" office:value="9.91919119455604" calcext:value-type="float">
            <text:p>9,91919</text:p>
          </table:table-cell>
          <table:covered-table-cell table:style-name="ce53"/>
          <table:covered-table-cell/>
          <table:table-cell table:number-columns-repeated="16376"/>
        </table:table-row>
        <table:table-row table:style-name="ro1">
          <table:table-cell office:value-type="float" office:value="1" calcext:value-type="float" table:number-columns-spanned="1" table:number-rows-spanned="14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dfmovie</text:p>
          </table:table-cell>
          <table:table-cell office:value-type="float" office:value="681866" calcext:value-type="float">
            <text:p>681866</text:p>
          </table:table-cell>
          <table:table-cell office:value-type="float" office:value="12455" calcext:value-type="float">
            <text:p>12455</text:p>
          </table:table-cell>
          <table:table-cell table:formula="of:=([.D6]/([.D6]+[.E6]))*10" office:value-type="float" office:value="9.8206161127202" calcext:value-type="float">
            <text:p>9,82062</text:p>
          </table:table-cell>
          <table:table-cell table:style-name="ce18" table:formula="of:=AVERAGE([.F6:.F19])" office:value-type="float" office:value="9.82586564470302" calcext:value-type="float" table:number-columns-spanned="1" table:number-rows-spanned="14">
            <text:p>9,825866</text:p>
          </table:table-cell>
          <table:covered-table-cell/>
          <table:table-cell table:number-columns-repeated="16376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sdfmovie2</text:p>
          </table:table-cell>
          <table:table-cell office:value-type="float" office:value="538435" calcext:value-type="float">
            <text:p>538435</text:p>
          </table:table-cell>
          <table:table-cell office:value-type="float" office:value="9421" calcext:value-type="float">
            <text:p>9421</text:p>
          </table:table-cell>
          <table:table-cell table:formula="of:=([.D7]/([.D7]+[.E7]))*10" office:value-type="float" office:value="9.82803875470927" calcext:value-type="float">
            <text:p>9,82804</text:p>
          </table:table-cell>
          <table:covered-table-cell table:style-name="ce53"/>
          <table:covered-table-cell/>
          <table:table-cell table:number-columns-repeated="16376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sdfmovie3</text:p>
          </table:table-cell>
          <table:table-cell office:value-type="float" office:value="520403" calcext:value-type="float">
            <text:p>520403</text:p>
          </table:table-cell>
          <table:table-cell office:value-type="float" office:value="7483" calcext:value-type="float">
            <text:p>7483</text:p>
          </table:table-cell>
          <table:table-cell table:formula="of:=([.D8]/([.D8]+[.E8]))*10" office:value-type="float" office:value="9.85824590915463" calcext:value-type="float">
            <text:p>9,85825</text:p>
          </table:table-cell>
          <table:covered-table-cell table:style-name="ce53"/>
          <table:covered-table-cell/>
          <table:table-cell table:number-columns-repeated="16376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asdfmovie4</text:p>
          </table:table-cell>
          <table:table-cell office:value-type="float" office:value="524842" calcext:value-type="float">
            <text:p>524842</text:p>
          </table:table-cell>
          <table:table-cell office:value-type="float" office:value="8665" calcext:value-type="float">
            <text:p>8665</text:p>
          </table:table-cell>
          <table:table-cell table:formula="of:=([.D9]/([.D9]+[.E9]))*10" office:value-type="float" office:value="9.8375841366655" calcext:value-type="float">
            <text:p>9,83758</text:p>
          </table:table-cell>
          <table:covered-table-cell table:style-name="ce53"/>
          <table:covered-table-cell/>
          <table:table-cell table:number-columns-repeated="16376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asdfmovie5</text:p>
          </table:table-cell>
          <table:table-cell office:value-type="float" office:value="483123" calcext:value-type="float">
            <text:p>483123</text:p>
          </table:table-cell>
          <table:table-cell office:value-type="float" office:value="7986" calcext:value-type="float">
            <text:p>7986</text:p>
          </table:table-cell>
          <table:table-cell table:formula="of:=([.D10]/([.D10]+[.E10]))*10" office:value-type="float" office:value="9.83738844126253" calcext:value-type="float">
            <text:p>9,83739</text:p>
          </table:table-cell>
          <table:covered-table-cell table:style-name="ce53"/>
          <table:covered-table-cell/>
          <table:table-cell table:number-columns-repeated="16376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sdfmovie6</text:p>
          </table:table-cell>
          <table:table-cell office:value-type="float" office:value="660837" calcext:value-type="float">
            <text:p>660837</text:p>
          </table:table-cell>
          <table:table-cell office:value-type="float" office:value="10068" calcext:value-type="float">
            <text:p>10068</text:p>
          </table:table-cell>
          <table:table-cell table:formula="of:=([.D11]/([.D11]+[.E11]))*10" office:value-type="float" office:value="9.84993404431328" calcext:value-type="float">
            <text:p>9,84993</text:p>
          </table:table-cell>
          <table:covered-table-cell table:style-name="ce53"/>
          <table:covered-table-cell/>
          <table:table-cell table:number-columns-repeated="16376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asdfmovie7</text:p>
          </table:table-cell>
          <table:table-cell office:value-type="float" office:value="557522" calcext:value-type="float">
            <text:p>557522</text:p>
          </table:table-cell>
          <table:table-cell office:value-type="float" office:value="7685" calcext:value-type="float">
            <text:p>7685</text:p>
          </table:table-cell>
          <table:table-cell table:formula="of:=([.D12]/([.D12]+[.E12]))*10" office:value-type="float" office:value="9.86403211566736" calcext:value-type="float">
            <text:p>9,86403</text:p>
          </table:table-cell>
          <table:covered-table-cell table:style-name="ce53"/>
          <table:covered-table-cell/>
          <table:table-cell table:number-columns-repeated="16376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asdfmovie8</text:p>
          </table:table-cell>
          <table:table-cell office:value-type="float" office:value="630270" calcext:value-type="float">
            <text:p>630270</text:p>
          </table:table-cell>
          <table:table-cell office:value-type="float" office:value="8666" calcext:value-type="float">
            <text:p>8666</text:p>
          </table:table-cell>
          <table:table-cell table:formula="of:=([.D13]/([.D13]+[.E13]))*10" office:value-type="float" office:value="9.86436826223597" calcext:value-type="float">
            <text:p>9,86437</text:p>
          </table:table-cell>
          <table:covered-table-cell table:style-name="ce53"/>
          <table:covered-table-cell/>
          <table:table-cell table:number-columns-repeated="16376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asdfmovie9</text:p>
          </table:table-cell>
          <table:table-cell office:value-type="float" office:value="602837" calcext:value-type="float">
            <text:p>602837</text:p>
          </table:table-cell>
          <table:table-cell office:value-type="float" office:value="9326" calcext:value-type="float">
            <text:p>9326</text:p>
          </table:table-cell>
          <table:table-cell table:formula="of:=([.D14]/([.D14]+[.E14]))*10" office:value-type="float" office:value="9.84765495464443" calcext:value-type="float">
            <text:p>9,84765</text:p>
          </table:table-cell>
          <table:covered-table-cell table:style-name="ce53"/>
          <table:covered-table-cell/>
          <table:table-cell table:number-columns-repeated="16376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sdfmovie10</text:p>
          </table:table-cell>
          <table:table-cell office:value-type="float" office:value="865496" calcext:value-type="float">
            <text:p>865496</text:p>
          </table:table-cell>
          <table:table-cell office:value-type="float" office:value="19068" calcext:value-type="float">
            <text:p>19068</text:p>
          </table:table-cell>
          <table:table-cell table:formula="of:=([.D15]/([.D15]+[.E15]))*10" office:value-type="float" office:value="9.7844361742056" calcext:value-type="float">
            <text:p>9,78444</text:p>
          </table:table-cell>
          <table:covered-table-cell table:style-name="ce53"/>
          <table:covered-table-cell/>
          <table:table-cell table:number-columns-repeated="16376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sdfmovie11</text:p>
          </table:table-cell>
          <table:table-cell office:value-type="float" office:value="887841" calcext:value-type="float">
            <text:p>887841</text:p>
          </table:table-cell>
          <table:table-cell office:value-type="float" office:value="31323" calcext:value-type="float">
            <text:p>31323</text:p>
          </table:table-cell>
          <table:table-cell table:formula="of:=([.D16]/([.D16]+[.E16]))*10" office:value-type="float" office:value="9.65922294606838" calcext:value-type="float">
            <text:p>9,65922</text:p>
          </table:table-cell>
          <table:covered-table-cell table:style-name="ce53"/>
          <table:covered-table-cell/>
          <table:table-cell table:number-columns-repeated="16376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sdfmovie12</text:p>
          </table:table-cell>
          <table:table-cell office:value-type="float" office:value="908764" calcext:value-type="float">
            <text:p>908764</text:p>
          </table:table-cell>
          <table:table-cell office:value-type="float" office:value="15728" calcext:value-type="float">
            <text:p>15728</text:p>
          </table:table-cell>
          <table:table-cell table:formula="of:=([.D17]/([.D17]+[.E17]))*10" office:value-type="float" office:value="9.82987413628241" calcext:value-type="float">
            <text:p>9,82987</text:p>
          </table:table-cell>
          <table:covered-table-cell table:style-name="ce53"/>
          <table:covered-table-cell/>
          <table:table-cell table:number-columns-repeated="16376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sdfmovie13</text:p>
          </table:table-cell>
          <table:table-cell office:value-type="float" office:value="975474" calcext:value-type="float">
            <text:p>975474</text:p>
          </table:table-cell>
          <table:table-cell office:value-type="float" office:value="11337" calcext:value-type="float">
            <text:p>11337</text:p>
          </table:table-cell>
          <table:table-cell table:formula="of:=([.D18]/([.D18]+[.E18]))*10" office:value-type="float" office:value="9.88511477881783" calcext:value-type="float">
            <text:p>9,88511</text:p>
          </table:table-cell>
          <table:covered-table-cell table:style-name="ce53"/>
          <table:covered-table-cell/>
          <table:table-cell table:number-columns-repeated="16376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sdfmovie14</text:p>
          </table:table-cell>
          <table:table-cell office:value-type="float" office:value="591786" calcext:value-type="float">
            <text:p>591786</text:p>
          </table:table-cell>
          <table:table-cell office:value-type="float" office:value="12348" calcext:value-type="float">
            <text:p>12348</text:p>
          </table:table-cell>
          <table:table-cell table:formula="of:=([.D19]/([.D19]+[.E19]))*10" office:value-type="float" office:value="9.79560825909484" calcext:value-type="float">
            <text:p>9,79561</text:p>
          </table:table-cell>
          <table:covered-table-cell table:style-name="ce53"/>
          <table:covered-table-cell/>
          <table:table-cell table:number-columns-repeated="16376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vM" table:style-name="ta1">
        <table:table-column table:style-name="co11" table:default-cell-style-name="ce15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8" table:default-cell-style-name="ce44"/>
        <table:table-row table:style-name="ro1">
          <table:table-cell table:style-name="ce45" office:value-type="string" calcext:value-type="string">
            <text:p>S#</text:p>
          </table:table-cell>
          <table:table-cell table:style-name="ce45" office:value-type="string" calcext:value-type="string">
            <text:p>EP#</text:p>
          </table:table-cell>
          <table:table-cell table:style-name="ce45" office:value-type="string" calcext:value-type="string">
            <text:p>EP</text:p>
          </table:table-cell>
          <table:table-cell table:style-name="ce45" office:value-type="string" calcext:value-type="string">
            <text:p>YTL</text:p>
          </table:table-cell>
          <table:table-cell table:style-name="ce45" office:value-type="string" calcext:value-type="string">
            <text:p>YTD</text:p>
          </table:table-cell>
          <table:table-cell table:style-name="ce45" office:value-type="string" calcext:value-type="string">
            <text:p>Rat</text:p>
          </table:table-cell>
          <table:table-cell table:style-name="ce56" office:value-type="string" calcext:value-type="string">
            <text:p>Avrg</text:p>
          </table:table-cell>
          <table:table-cell table:style-name="ce45" office:value-type="string" calcext:value-type="string">
            <text:p>Ser</text:p>
          </table:table-cell>
        </table:table-row>
        <table:table-row table:style-name="ro1">
          <table:table-cell office:value-type="float" office:value="0" calcext:value-type="float" table:number-columns-spanned="1" table:number-rows-spanned="5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son 1: All Episodes</text:p>
          </table:table-cell>
          <table:table-cell office:value-type="float" office:value="2316404" calcext:value-type="float">
            <text:p>2316404</text:p>
          </table:table-cell>
          <table:table-cell office:value-type="float" office:value="101104" calcext:value-type="float">
            <text:p>101104</text:p>
          </table:table-cell>
          <table:table-cell table:style-name="ce52" table:formula="of:=([.D2]/([.D2]+[.E2]))*10" office:value-type="float" office:value="9.58178421746691" calcext:value-type="float">
            <text:p>9,58178</text:p>
          </table:table-cell>
          <table:table-cell table:style-name="ce18" table:formula="of:=AVERAGE([.F2:.F6])" office:value-type="float" office:value="9.7505652779582" calcext:value-type="float" table:number-columns-spanned="1" table:number-rows-spanned="5">
            <text:p>9,750565</text:p>
          </table:table-cell>
          <table:table-cell table:style-name="ce18" table:formula="of:=AVERAGE([.G2:.G38])" office:value-type="float" office:value="9.74462668275979" calcext:value-type="float" table:number-columns-spanned="1" table:number-rows-spanned="40">
            <text:p>9,74462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ason 2: All Episodes</text:p>
          </table:table-cell>
          <table:table-cell office:value-type="float" office:value="1256554" calcext:value-type="float">
            <text:p>1256554</text:p>
          </table:table-cell>
          <table:table-cell office:value-type="float" office:value="52930" calcext:value-type="float">
            <text:p>52930</text:p>
          </table:table-cell>
          <table:table-cell table:style-name="ce52" table:formula="of:=([.D3]/([.D3]+[.E3]))*10" office:value-type="float" office:value="9.59579498489481" calcext:value-type="float">
            <text:p>9,59579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ason 1: Epic Moments</text:p>
          </table:table-cell>
          <table:table-cell office:value-type="float" office:value="402700" calcext:value-type="float">
            <text:p>402700</text:p>
          </table:table-cell>
          <table:table-cell office:value-type="float" office:value="9131" calcext:value-type="float">
            <text:p>9131</text:p>
          </table:table-cell>
          <table:table-cell table:style-name="ce52" table:formula="of:=([.D4]/([.D4]+[.E4]))*10" office:value-type="float" office:value="9.77828283932001" calcext:value-type="float">
            <text:p>9,77828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ason 3: All Episodes</text:p>
          </table:table-cell>
          <table:table-cell office:value-type="float" office:value="783342" calcext:value-type="float">
            <text:p>783342</text:p>
          </table:table-cell>
          <table:table-cell office:value-type="float" office:value="8851" calcext:value-type="float">
            <text:p>8851</text:p>
          </table:table-cell>
          <table:table-cell table:style-name="ce52" table:formula="of:=([.D5]/([.D5]+[.E5]))*10" office:value-type="float" office:value="9.8882721760985" calcext:value-type="float">
            <text:p>9,88827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eason 3: In Real Time</text:p>
          </table:table-cell>
          <table:table-cell office:value-type="float" office:value="273578" calcext:value-type="float">
            <text:p>273578</text:p>
          </table:table-cell>
          <table:table-cell office:value-type="float" office:value="2521" calcext:value-type="float">
            <text:p>2521</text:p>
          </table:table-cell>
          <table:table-cell table:style-name="ce52" table:formula="of:=([.D6]/([.D6]+[.E6]))*10" office:value-type="float" office:value="9.90869217201077" calcext:value-type="float">
            <text:p>9,90869</text:p>
          </table:table-cell>
          <table:covered-table-cell table:style-name="ce18"/>
          <table:covered-table-cell/>
        </table:table-row>
        <table:table-row table:style-name="ro1">
          <table:table-cell office:value-type="float" office:value="1" calcext:value-type="float" table:number-columns-spanned="1" table:number-rows-spanned="15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tion vs Minecraft</text:p>
          </table:table-cell>
          <table:table-cell office:value-type="float" office:value="3942739" calcext:value-type="float">
            <text:p>3942739</text:p>
          </table:table-cell>
          <table:table-cell office:value-type="float" office:value="144699" calcext:value-type="float">
            <text:p>144699</text:p>
          </table:table-cell>
          <table:table-cell table:style-name="ce52" table:formula="of:=([.D7]/([.D7]+[.E7]))*10" office:value-type="float" office:value="9.64599096059683" calcext:value-type="float">
            <text:p>9,64599</text:p>
          </table:table-cell>
          <table:table-cell table:style-name="ce18" table:formula="of:=AVERAGE([.F7:.F21])" office:value-type="float" office:value="9.58202925170398" calcext:value-type="float" table:number-columns-spanned="1" table:number-rows-spanned="15">
            <text:p>9,582029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The Rediscovery</text:p>
          </table:table-cell>
          <table:table-cell office:value-type="float" office:value="912515" calcext:value-type="float">
            <text:p>912515</text:p>
          </table:table-cell>
          <table:table-cell office:value-type="float" office:value="28803" calcext:value-type="float">
            <text:p>28803</text:p>
          </table:table-cell>
          <table:table-cell table:style-name="ce52" table:formula="of:=([.D8]/([.D8]+[.E8]))*10" office:value-type="float" office:value="9.69401413762406" calcext:value-type="float">
            <text:p>9,69401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he Building Contest</text:p>
          </table:table-cell>
          <table:table-cell office:value-type="float" office:value="1248610" calcext:value-type="float">
            <text:p>1248610</text:p>
          </table:table-cell>
          <table:table-cell office:value-type="float" office:value="60095" calcext:value-type="float">
            <text:p>60095</text:p>
          </table:table-cell>
          <table:table-cell table:style-name="ce52" table:formula="of:=([.D9]/([.D9]+[.E9]))*10" office:value-type="float" office:value="9.54080560554136" calcext:value-type="float">
            <text:p>9,54081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Roller Coaster</text:p>
          </table:table-cell>
          <table:table-cell office:value-type="float" office:value="1418725" calcext:value-type="float">
            <text:p>1418725</text:p>
          </table:table-cell>
          <table:table-cell office:value-type="float" office:value="65645" calcext:value-type="float">
            <text:p>65645</text:p>
          </table:table-cell>
          <table:table-cell table:style-name="ce52" table:formula="of:=([.D10]/([.D10]+[.E10]))*10" office:value-type="float" office:value="9.55775851034446" calcext:value-type="float">
            <text:p>9,55776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Potions</text:p>
          </table:table-cell>
          <table:table-cell office:value-type="float" office:value="913789" calcext:value-type="float">
            <text:p>913789</text:p>
          </table:table-cell>
          <table:table-cell office:value-type="float" office:value="27464" calcext:value-type="float">
            <text:p>27464</text:p>
          </table:table-cell>
          <table:table-cell table:style-name="ce52" table:formula="of:=([.D11]/([.D11]+[.E11]))*10" office:value-type="float" office:value="9.70821872546489" calcext:value-type="float">
            <text:p>9,70822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Note Blocks</text:p>
          </table:table-cell>
          <table:table-cell office:value-type="float" office:value="2574216" calcext:value-type="float">
            <text:p>2574216</text:p>
          </table:table-cell>
          <table:table-cell office:value-type="float" office:value="84197" calcext:value-type="float">
            <text:p>84197</text:p>
          </table:table-cell>
          <table:table-cell table:style-name="ce52" table:formula="of:=([.D12]/([.D12]+[.E12]))*10" office:value-type="float" office:value="9.68328096499679" calcext:value-type="float">
            <text:p>9,68328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Command Blocks</text:p>
          </table:table-cell>
          <table:table-cell office:value-type="float" office:value="1124891" calcext:value-type="float">
            <text:p>1124891</text:p>
          </table:table-cell>
          <table:table-cell office:value-type="float" office:value="29455" calcext:value-type="float">
            <text:p>29455</text:p>
          </table:table-cell>
          <table:table-cell table:style-name="ce52" table:formula="of:=([.D13]/([.D13]+[.E13]))*10" office:value-type="float" office:value="9.74483387130029" calcext:value-type="float">
            <text:p>9,74483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PvP</text:p>
          </table:table-cell>
          <table:table-cell office:value-type="float" office:value="1039905" calcext:value-type="float">
            <text:p>1039905</text:p>
          </table:table-cell>
          <table:table-cell office:value-type="float" office:value="34458" calcext:value-type="float">
            <text:p>34458</text:p>
          </table:table-cell>
          <table:table-cell table:style-name="ce52" table:formula="of:=([.D14]/([.D14]+[.E14]))*10" office:value-type="float" office:value="9.67927041418962" calcext:value-type="float">
            <text:p>9,67927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The Nether</text:p>
          </table:table-cell>
          <table:table-cell office:value-type="float" office:value="469293" calcext:value-type="float">
            <text:p>469293</text:p>
          </table:table-cell>
          <table:table-cell office:value-type="float" office:value="9060" calcext:value-type="float">
            <text:p>9060</text:p>
          </table:table-cell>
          <table:table-cell table:style-name="ce52" table:formula="of:=([.D15]/([.D15]+[.E15]))*10" office:value-type="float" office:value="9.81060012166747" calcext:value-type="float">
            <text:p>9,81060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Villagers</text:p>
          </table:table-cell>
          <table:table-cell office:value-type="float" office:value="821249" calcext:value-type="float">
            <text:p>821249</text:p>
          </table:table-cell>
          <table:table-cell office:value-type="float" office:value="37962" calcext:value-type="float">
            <text:p>37962</text:p>
          </table:table-cell>
          <table:table-cell table:style-name="ce52" table:formula="of:=([.D16]/([.D16]+[.E16]))*10" office:value-type="float" office:value="9.55817604755991" calcext:value-type="float">
            <text:p>9,55818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he End</text:p>
          </table:table-cell>
          <table:table-cell office:value-type="float" office:value="558287" calcext:value-type="float">
            <text:p>558287</text:p>
          </table:table-cell>
          <table:table-cell office:value-type="float" office:value="14342" calcext:value-type="float">
            <text:p>14342</text:p>
          </table:table-cell>
          <table:table-cell table:style-name="ce52" table:formula="of:=([.D17]/([.D17]+[.E17]))*10" office:value-type="float" office:value="9.74954115142614" calcext:value-type="float">
            <text:p>9,74954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kyBlock</text:p>
          </table:table-cell>
          <table:table-cell office:value-type="float" office:value="1224814" calcext:value-type="float">
            <text:p>1224814</text:p>
          </table:table-cell>
          <table:table-cell office:value-type="float" office:value="79067" calcext:value-type="float">
            <text:p>79067</text:p>
          </table:table-cell>
          <table:table-cell table:style-name="ce52" table:formula="of:=([.D18]/([.D18]+[.E18]))*10" office:value-type="float" office:value="9.39360263705047" calcext:value-type="float">
            <text:p>9,39360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he Killer Bunny</text:p>
          </table:table-cell>
          <table:table-cell office:value-type="float" office:value="603841" calcext:value-type="float">
            <text:p>603841</text:p>
          </table:table-cell>
          <table:table-cell office:value-type="float" office:value="17959" calcext:value-type="float">
            <text:p>17959</text:p>
          </table:table-cell>
          <table:table-cell table:style-name="ce52" table:formula="of:=([.D19]/([.D19]+[.E19]))*10" office:value-type="float" office:value="9.71117722740431" calcext:value-type="float">
            <text:p>9,71118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he Dolphin Kingdom</text:p>
          </table:table-cell>
          <table:table-cell office:value-type="float" office:value="817511" calcext:value-type="float">
            <text:p>817511</text:p>
          </table:table-cell>
          <table:table-cell office:value-type="float" office:value="28543" calcext:value-type="float">
            <text:p>28543</text:p>
          </table:table-cell>
          <table:table-cell table:style-name="ce52" table:formula="of:=([.D20]/([.D20]+[.E20]))*10" office:value-type="float" office:value="9.66263382715524" calcext:value-type="float">
            <text:p>9,66263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ave Spider Roller Coaster</text:p>
          </table:table-cell>
          <table:table-cell office:value-type="float" office:value="2676296" calcext:value-type="float">
            <text:p>2676296</text:p>
          </table:table-cell>
          <table:table-cell office:value-type="float" office:value="439105" calcext:value-type="float">
            <text:p>439105</text:p>
          </table:table-cell>
          <table:table-cell table:style-name="ce52" table:formula="of:=([.D21]/([.D21]+[.E21]))*10" office:value-type="float" office:value="8.59053457323792" calcext:value-type="float">
            <text:p>8,59053</text:p>
          </table:table-cell>
          <table:covered-table-cell table:style-name="ce18"/>
          <table:covered-table-cell/>
        </table:table-row>
        <table:table-row table:style-name="ro1">
          <table:table-cell office:value-type="float" office:value="2" calcext:value-type="float" table:number-columns-spanned="1" table:number-rows-spanned="5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stone Academy</text:p>
          </table:table-cell>
          <table:table-cell office:value-type="float" office:value="932290" calcext:value-type="float">
            <text:p>932290</text:p>
          </table:table-cell>
          <table:table-cell office:value-type="float" office:value="33926" calcext:value-type="float">
            <text:p>33926</text:p>
          </table:table-cell>
          <table:table-cell table:style-name="ce52" table:formula="of:=([.D22]/([.D22]+[.E22]))*10" office:value-type="float" office:value="9.64887768366494" calcext:value-type="float">
            <text:p>9,64888</text:p>
          </table:table-cell>
          <table:table-cell table:style-name="ce18" table:formula="of:=AVERAGE([.F22:.F26])" office:value-type="float" office:value="9.6596221974715" calcext:value-type="float" table:number-columns-spanned="1" table:number-rows-spanned="5">
            <text:p>9,659622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e Block Battle</text:p>
          </table:table-cell>
          <table:table-cell office:value-type="float" office:value="1999263" calcext:value-type="float">
            <text:p>1999263</text:p>
          </table:table-cell>
          <table:table-cell office:value-type="float" office:value="63137" calcext:value-type="float">
            <text:p>63137</text:p>
          </table:table-cell>
          <table:table-cell table:style-name="ce52" table:formula="of:=([.D23]/([.D23]+[.E23]))*10" office:value-type="float" office:value="9.69386636927851" calcext:value-type="float">
            <text:p>9,69387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Build Battle</text:p>
          </table:table-cell>
          <table:table-cell office:value-type="float" office:value="865447" calcext:value-type="float">
            <text:p>865447</text:p>
          </table:table-cell>
          <table:table-cell office:value-type="float" office:value="33814" calcext:value-type="float">
            <text:p>33814</text:p>
          </table:table-cell>
          <table:table-cell table:style-name="ce52" table:formula="of:=([.D24]/([.D24]+[.E24]))*10" office:value-type="float" office:value="9.62398013479957" calcext:value-type="float">
            <text:p>9,62398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Texture Pack</text:p>
          </table:table-cell>
          <table:table-cell office:value-type="float" office:value="1083492" calcext:value-type="float">
            <text:p>1083492</text:p>
          </table:table-cell>
          <table:table-cell office:value-type="float" office:value="33692" calcext:value-type="float">
            <text:p>33692</text:p>
          </table:table-cell>
          <table:table-cell table:style-name="ce52" table:formula="of:=([.D25]/([.D25]+[.E25]))*10" office:value-type="float" office:value="9.69842031393217" calcext:value-type="float">
            <text:p>9,69842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Lucky Blocks</text:p>
          </table:table-cell>
          <table:table-cell office:value-type="float" office:value="1520295" calcext:value-type="float">
            <text:p>1520295</text:p>
          </table:table-cell>
          <table:table-cell office:value-type="float" office:value="57926" calcext:value-type="float">
            <text:p>57926</text:p>
          </table:table-cell>
          <table:table-cell table:style-name="ce52" table:formula="of:=([.D26]/([.D26]+[.E26]))*10" office:value-type="float" office:value="9.6329664856823" calcext:value-type="float">
            <text:p>9,63297</text:p>
          </table:table-cell>
          <table:covered-table-cell table:style-name="ce18"/>
          <table:covered-table-cell/>
        </table:table-row>
        <table:table-row table:style-name="ro1">
          <table:table-cell office:value-type="float" office:value="3" calcext:value-type="float" table:number-columns-spanned="1" table:number-rows-spanned="11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glin War</text:p>
          </table:table-cell>
          <table:table-cell office:value-type="float" office:value="1156296" calcext:value-type="float">
            <text:p>1156296</text:p>
          </table:table-cell>
          <table:table-cell office:value-type="float" office:value="34157" calcext:value-type="float">
            <text:p>34157</text:p>
          </table:table-cell>
          <table:table-cell table:style-name="ce52" table:formula="of:=([.D27]/([.D27]+[.E27]))*10" office:value-type="float" office:value="9.7130756107129" calcext:value-type="float">
            <text:p>9,71308</text:p>
          </table:table-cell>
          <table:table-cell table:style-name="ce18" table:formula="of:=AVERAGE([.F27:.F37])" office:value-type="float" office:value="9.78236981171854" calcext:value-type="float" table:number-columns-spanned="1" table:number-rows-spanned="11">
            <text:p>9,782370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he Witch</text:p>
          </table:table-cell>
          <table:table-cell office:value-type="float" office:value="1245113" calcext:value-type="float">
            <text:p>1245113</text:p>
          </table:table-cell>
          <table:table-cell office:value-type="float" office:value="38228" calcext:value-type="float">
            <text:p>38228</text:p>
          </table:table-cell>
          <table:table-cell table:style-name="ce52" table:formula="of:=([.D28]/([.D28]+[.E28]))*10" office:value-type="float" office:value="9.70212126005481" calcext:value-type="float">
            <text:p>9,70212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Parkour</text:p>
          </table:table-cell>
          <table:table-cell office:value-type="float" office:value="1265283" calcext:value-type="float">
            <text:p>1265283</text:p>
          </table:table-cell>
          <table:table-cell office:value-type="float" office:value="93225" calcext:value-type="float">
            <text:p>93225</text:p>
          </table:table-cell>
          <table:table-cell table:style-name="ce52" table:formula="of:=([.D29]/([.D29]+[.E29]))*10" office:value-type="float" office:value="9.31376922329497" calcext:value-type="float">
            <text:p>9,31377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Titan Ravager</text:p>
          </table:table-cell>
          <table:table-cell office:value-type="float" office:value="928578" calcext:value-type="float">
            <text:p>928578</text:p>
          </table:table-cell>
          <table:table-cell office:value-type="float" office:value="28303" calcext:value-type="float">
            <text:p>28303</text:p>
          </table:table-cell>
          <table:table-cell table:style-name="ce52" table:formula="of:=([.D30]/([.D30]+[.E30]))*10" office:value-type="float" office:value="9.70421609374624" calcext:value-type="float">
            <text:p>9,70422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Lush Caves</text:p>
          </table:table-cell>
          <table:table-cell office:value-type="float" office:value="650218" calcext:value-type="float">
            <text:p>650218</text:p>
          </table:table-cell>
          <table:table-cell office:value-type="float" office:value="8209" calcext:value-type="float">
            <text:p>8209</text:p>
          </table:table-cell>
          <table:table-cell table:style-name="ce52" table:formula="of:=([.D31]/([.D31]+[.E31]))*10" office:value-type="float" office:value="9.87532406781617" calcext:value-type="float">
            <text:p>9,87532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The Ultimate Weapon</text:p>
          </table:table-cell>
          <table:table-cell office:value-type="float" office:value="1034996" calcext:value-type="float">
            <text:p>1034996</text:p>
          </table:table-cell>
          <table:table-cell office:value-type="float" office:value="17605" calcext:value-type="float">
            <text:p>17605</text:p>
          </table:table-cell>
          <table:table-cell table:style-name="ce52" table:formula="of:=([.D32]/([.D32]+[.E32]))*10" office:value-type="float" office:value="9.83274764131898" calcext:value-type="float">
            <text:p>9,83275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The Warden</text:p>
          </table:table-cell>
          <table:table-cell office:value-type="float" office:value="1243083" calcext:value-type="float">
            <text:p>1243083</text:p>
          </table:table-cell>
          <table:table-cell office:value-type="float" office:value="18771" calcext:value-type="float">
            <text:p>18771</text:p>
          </table:table-cell>
          <table:table-cell table:style-name="ce52" table:formula="of:=([.D33]/([.D33]+[.E33]))*10" office:value-type="float" office:value="9.8512426952722" calcext:value-type="float">
            <text:p>9,85124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Monster School</text:p>
          </table:table-cell>
          <table:table-cell office:value-type="float" office:value="1139365" calcext:value-type="float">
            <text:p>1139365</text:p>
          </table:table-cell>
          <table:table-cell office:value-type="float" office:value="20264" calcext:value-type="float">
            <text:p>20264</text:p>
          </table:table-cell>
          <table:table-cell table:style-name="ce52" table:formula="of:=([.D34]/([.D34]+[.E34]))*10" office:value-type="float" office:value="9.82525445638217" calcext:value-type="float">
            <text:p>9,82525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The Raid</text:p>
          </table:table-cell>
          <table:table-cell office:value-type="float" office:value="1115498" calcext:value-type="float">
            <text:p>1115498</text:p>
          </table:table-cell>
          <table:table-cell office:value-type="float" office:value="6058" calcext:value-type="float">
            <text:p>6058</text:p>
          </table:table-cell>
          <table:table-cell table:style-name="ce52" table:formula="of:=([.D35]/([.D35]+[.E35]))*10" office:value-type="float" office:value="9.94598575550396" calcext:value-type="float">
            <text:p>9,94599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ote Block Universe</text:p>
          </table:table-cell>
          <table:table-cell office:value-type="float" office:value="797236" calcext:value-type="float">
            <text:p>797236</text:p>
          </table:table-cell>
          <table:table-cell office:value-type="float" office:value="6828" calcext:value-type="float">
            <text:p>6828</text:p>
          </table:table-cell>
          <table:table-cell table:style-name="ce52" table:formula="of:=([.D36]/([.D36]+[.E36]))*10" office:value-type="float" office:value="9.91508138655629" calcext:value-type="float">
            <text:p>9,91508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he King</text:p>
          </table:table-cell>
          <table:table-cell office:value-type="float" office:value="1045803" calcext:value-type="float">
            <text:p>1045803</text:p>
          </table:table-cell>
          <table:table-cell office:value-type="float" office:value="7664" calcext:value-type="float">
            <text:p>7664</text:p>
          </table:table-cell>
          <table:table-cell table:style-name="ce52" table:formula="of:=([.D37]/([.D37]+[.E37]))*10" office:value-type="float" office:value="9.92724973824524" calcext:value-type="float">
            <text:p>9,92725</text:p>
          </table:table-cell>
          <table:covered-table-cell table:style-name="ce18"/>
          <table:covered-table-cell/>
        </table:table-row>
        <table:table-row table:style-name="ro1">
          <table:table-cell table:style-name="ce33" office:value-type="float" office:value="4" calcext:value-type="float" table:number-columns-spanned="1" table:number-rows-spanned="4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imate Minecart Race</text:p>
          </table:table-cell>
          <table:table-cell office:value-type="float" office:value="445532" calcext:value-type="float">
            <text:p>445532</text:p>
          </table:table-cell>
          <table:table-cell office:value-type="float" office:value="2366" calcext:value-type="float">
            <text:p>2366</text:p>
          </table:table-cell>
          <table:table-cell table:style-name="ce52" table:formula="of:=([.D38]/([.D38]+[.E38]))*10" office:value-type="float" office:value="9.94717547298715" calcext:value-type="float">
            <text:p>9,94718</text:p>
          </table:table-cell>
          <table:table-cell table:style-name="ce18" table:formula="of:=AVERAGE([.F38:.F41])" office:value-type="float" office:value="9.94854687494675" calcext:value-type="float" table:number-columns-spanned="1" table:number-rows-spanned="4">
            <text:p>9,948547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he Chef</text:p>
          </table:table-cell>
          <table:table-cell office:value-type="float" office:value="633980" calcext:value-type="float">
            <text:p>633980</text:p>
          </table:table-cell>
          <table:table-cell office:value-type="float" office:value="3816" calcext:value-type="float">
            <text:p>3816</text:p>
          </table:table-cell>
          <table:table-cell table:style-name="ce52" table:formula="of:=([.D39]/([.D39]+[.E39]))*10" office:value-type="float" office:value="9.94016895684514" calcext:value-type="float">
            <text:p>9,94017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Lucky Block Staff</text:p>
          </table:table-cell>
          <table:table-cell office:value-type="float" office:value="382250" calcext:value-type="float">
            <text:p>382250</text:p>
          </table:table-cell>
          <table:table-cell office:value-type="float" office:value="1788" calcext:value-type="float">
            <text:p>1788</text:p>
          </table:table-cell>
          <table:table-cell table:style-name="ce52" table:formula="of:=([.D40]/([.D40]+[.E40]))*10" office:value-type="float" office:value="9.95344210729147" calcext:value-type="float">
            <text:p>9,95344</text:p>
          </table:table-cell>
          <table:covered-table-cell table:style-name="ce18"/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The Prank</text:p>
          </table:table-cell>
          <table:table-cell office:value-type="float" office:value="155712" calcext:value-type="float">
            <text:p>155712</text:p>
          </table:table-cell>
          <table:table-cell office:value-type="float" office:value="729" calcext:value-type="float">
            <text:p>729</text:p>
          </table:table-cell>
          <table:table-cell table:style-name="ce52" table:formula="of:=([.D41]/([.D41]+[.E41]))*10" office:value-type="float" office:value="9.95340096266324" calcext:value-type="float">
            <text:p>9,95340</text:p>
          </table:table-cell>
          <table:covered-table-cell table:number-columns-repeated="2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>
        <table:named-range table:name="Priority_legend" table:base-cell-address="$Tab.$F$5" table:cell-range-address="$Tab.$G$2:.$G$5"/>
      </table:named-expressions>
      <table:database-ranges>
        <table:database-range table:name="__Anonymous_Sheet_DB__0" table:target-range-address="Tab.B1:Tab.E114" table:display-filter-buttons="true">
          <table:filter>
            <table:filter-and>
              <table:filter-condition table:data-type="number" table:value="" table:operator="=" table:field-number="0"/>
              <table:filter-condition table:data-type="number" table:value="1" table:operator="=" table:field-number="2"/>
            </table:filter-and>
          </table:filter>
        </table:database-range>
        <table:database-range table:name="__Anonymous_Sheet_DB__3" table:target-range-address="AvM.A1:AvM.A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.00.0000</text:date>, <text:time style:data-style-name="N2" text:time-value="19:16:03.31898909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8:42:59.655475493</meta:creation-date>
    <dc:date>2024-04-28T19:17:37.924037860</dc:date>
    <meta:editing-duration>P6DT14H27M16S</meta:editing-duration>
    <meta:editing-cycles>333</meta:editing-cycles>
    <meta:generator>LibreOffice/7.5.9.2$Linux_X86_64 LibreOffice_project/50$Build-2</meta:generator>
    <meta:document-statistic meta:table-count="4" meta:cell-count="1076" meta:object-count="0"/>
  </office:meta>
</office:document-meta>
</file>